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81cm" svg:stroke-color="#1c052e" draw:marker-start-width="0.321cm" draw:marker-end-width="0.321cm" draw:fill-color="#b2b2b2" draw:textarea-horizontal-align="justify" draw:textarea-vertical-align="middle" draw:auto-grow-height="false" fo:min-height="5.338cm" fo:min-width="8.136cm" fo:padding-top="0.165cm" fo:padding-bottom="0.165cm" fo:padding-left="0.29cm" fo:padding-right="0.29cm"/>
    </style:style>
    <style:style style:name="gr2" style:family="graphic" style:parent-style-name="standard">
      <style:graphic-properties draw:stroke="solid" svg:stroke-width="0.053cm" svg:stroke-color="#111111" draw:marker-start-width="0.279cm" draw:marker-end-width="0.279cm" draw:fill-color="#b2b2b2" draw:textarea-horizontal-align="justify" draw:textarea-vertical-align="middle" draw:auto-grow-height="false" fo:min-height="1.274cm" fo:min-width="4.58cm" fo:padding-top="0.151cm" fo:padding-bottom="0.151cm" fo:padding-left="0.276cm" fo:padding-right="0.276cm"/>
    </style:style>
    <style:style style:name="gr3" style:family="graphic" style:parent-style-name="standard">
      <style:graphic-properties draw:stroke="dash" draw:stroke-dash="Fine_20_Dashed" svg:stroke-width="0.106cm" svg:stroke-color="#1c1c1c" draw:marker-start-width="0.358cm" draw:marker-end-width="0.358cm" draw:fill-color="#ffffff" draw:textarea-horizontal-align="justify" draw:textarea-vertical-align="middle" draw:auto-grow-height="false" fo:min-height="3.71cm" fo:min-width="5.492cm" fo:padding-top="0.177cm" fo:padding-bottom="0.177cm" fo:padding-left="0.302cm" fo:padding-right="0.302cm"/>
    </style:style>
    <style:style style:name="gr4" style:family="graphic" style:parent-style-name="standard">
      <style:graphic-properties draw:stroke="dash" draw:stroke-dash="Fine_20_Dashed" svg:stroke-width="0.106cm" svg:stroke-color="#1c1c1c" draw:marker-start-width="0.358cm" draw:marker-end-width="0.358cm" draw:fill-color="#ffffff" draw:textarea-horizontal-align="justify" draw:textarea-vertical-align="middle" draw:auto-grow-height="false" fo:min-height="3.814cm" fo:min-width="5.596cm" fo:padding-top="0.177cm" fo:padding-bottom="0.177cm" fo:padding-left="0.302cm" fo:padding-right="0.302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solid" svg:stroke-width="0.053cm" svg:stroke-color="#111111" draw:marker-start-width="0.279cm" draw:marker-end-width="0.279cm" draw:fill-color="#b2b2b2" draw:textarea-horizontal-align="justify" draw:textarea-vertical-align="middle" draw:auto-grow-height="false" fo:min-height="0.89cm" fo:min-width="3.422cm" fo:padding-top="0.151cm" fo:padding-bottom="0.151cm" fo:padding-left="0.276cm" fo:padding-right="0.276cm"/>
    </style:style>
    <style:style style:name="gr10" style:family="graphic">
      <style:graphic-properties style:protect="size"/>
    </style:style>
    <style:style style:name="gr11" style:family="graphic" style:parent-style-name="Default_5f_1">
      <style:graphic-properties svg:stroke-width="0.081cm" svg:stroke-color="#1c052e" draw:marker-start-width="0.321cm" draw:marker-end-width="0.321cm" draw:fill-color="#b2b2b2" draw:textarea-horizontal-align="justify" draw:textarea-vertical-align="middle" draw:auto-grow-height="false" fo:min-height="5.258cm" fo:min-width="8.056cm" fo:padding-top="0.165cm" fo:padding-bottom="0.165cm" fo:padding-left="0.29cm" fo:padding-right="0.29cm"/>
    </style:style>
    <style:style style:name="gr12" style:family="graphic" style:parent-style-name="Default_5f_1">
      <style:graphic-properties draw:stroke="solid" svg:stroke-width="0.053cm" svg:stroke-color="#111111" draw:marker-start-width="0.279cm" draw:marker-end-width="0.279cm" draw:fill-color="#b2b2b2" draw:textarea-horizontal-align="justify" draw:textarea-vertical-align="middle" draw:auto-grow-height="false" fo:min-height="1.222cm" fo:min-width="4.528cm" fo:padding-top="0.151cm" fo:padding-bottom="0.151cm" fo:padding-left="0.276cm" fo:padding-right="0.276cm"/>
    </style:style>
    <style:style style:name="gr13" style:family="graphic" style:parent-style-name="Default_5f_1">
      <style:graphic-properties draw:stroke="solid" draw:stroke-dash="Ultrafine_20_Dashed" svg:stroke-width="0.081cm" svg:stroke-color="#1c1c1c" draw:marker-start-width="0.321cm" draw:marker-end-width="0.321cm" draw:fill-color="#b2b2b2" draw:textarea-horizontal-align="justify" draw:textarea-vertical-align="middle" draw:auto-grow-height="false" fo:min-height="3.71cm" fo:min-width="5.492cm" fo:padding-top="0.165cm" fo:padding-bottom="0.165cm" fo:padding-left="0.29cm" fo:padding-right="0.29cm"/>
    </style:style>
    <style:style style:name="gr14" style:family="graphic" style:parent-style-name="Object_20_without_20_fill_5f_1">
      <style:graphic-properties draw:marker-end="Arrow" draw:marker-end-width="0.3cm" draw:fill="none" draw:textarea-vertical-align="middle"/>
    </style:style>
    <style:style style:name="gr15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598cm"/>
    </style:style>
    <style:style style:name="gr16" style:family="graphic" style:parent-style-name="Object_20_without_20_fill_5f_1">
      <style:graphic-properties draw:marker-end="Arrow" draw:marker-end-width="0.3cm" draw:fill="none" draw:textarea-vertical-align="middle"/>
    </style:style>
    <style:style style:name="gr17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cm"/>
    </style:style>
    <style:style style:name="gr18" style:family="graphic" style:parent-style-name="Default_5f_1">
      <style:graphic-properties draw:stroke="solid" svg:stroke-width="0.053cm" svg:stroke-color="#111111" draw:marker-start-width="0.279cm" draw:marker-end-width="0.279cm" draw:fill-color="#b2b2b2" draw:textarea-horizontal-align="justify" draw:textarea-vertical-align="middle" draw:auto-grow-height="false" fo:min-height="0.89cm" fo:min-width="3.422cm" fo:padding-top="0.151cm" fo:padding-bottom="0.151cm" fo:padding-left="0.276cm" fo:padding-right="0.276cm"/>
    </style:style>
    <style:style style:name="gr19" style:family="graphic" style:parent-style-name="standard">
      <style:graphic-properties svg:stroke-width="0.081cm" svg:stroke-color="#1c052e" draw:marker-start-width="0.321cm" draw:marker-end-width="0.321cm" draw:fill-color="#b2b2b2" draw:textarea-horizontal-align="justify" draw:textarea-vertical-align="middle" draw:auto-grow-height="false" fo:min-height="4.041cm" fo:min-width="8.564cm" fo:padding-top="0.165cm" fo:padding-bottom="0.165cm" fo:padding-left="0.29cm" fo:padding-right="0.29cm"/>
    </style:style>
    <style:style style:name="gr20" style:family="graphic" style:parent-style-name="standard">
      <style:graphic-properties draw:stroke="solid" draw:stroke-dash="Ultrafine_20_Dashed" svg:stroke-width="0.081cm" svg:stroke-color="#1c1c1c" draw:marker-start-width="0.321cm" draw:marker-end-width="0.321cm" draw:fill-color="#b2b2b2" draw:textarea-horizontal-align="justify" draw:textarea-vertical-align="middle" draw:auto-grow-height="false" fo:min-height="2.849cm" fo:min-width="4.188cm" fo:padding-top="0.165cm" fo:padding-bottom="0.165cm" fo:padding-left="0.29cm" fo:padding-right="0.2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414cm"/>
    </style:style>
    <style:style style:name="gr22" style:family="graphic" style:parent-style-name="standard">
      <style:graphic-properties svg:stroke-width="0.081cm" svg:stroke-color="#1c052e" draw:marker-start-width="0.321cm" draw:marker-end-width="0.321cm" draw:fill-color="#b2b2b2" draw:textarea-horizontal-align="justify" draw:textarea-vertical-align="middle" draw:auto-grow-height="false" fo:min-height="2.718cm" fo:min-width="8.31cm" fo:padding-top="0.165cm" fo:padding-bottom="0.165cm" fo:padding-left="0.29cm" fo:padding-right="0.29cm"/>
    </style:style>
    <style:style style:name="gr23" style:family="graphic" style:parent-style-name="standard">
      <style:graphic-properties draw:stroke="solid" svg:stroke-width="0.053cm" svg:stroke-color="#111111" draw:marker-start-width="0.279cm" draw:marker-end-width="0.279cm" draw:fill-color="#b2b2b2" draw:textarea-horizontal-align="justify" draw:textarea-vertical-align="middle" draw:auto-grow-height="false" fo:min-height="0.89cm" fo:min-width="3.766cm" fo:padding-top="0.151cm" fo:padding-bottom="0.151cm" fo:padding-left="0.276cm" fo:padding-right="0.276cm"/>
    </style:style>
    <style:style style:name="gr24" style:family="graphic" style:parent-style-name="standard">
      <style:graphic-properties draw:stroke="solid" svg:stroke-width="0.053cm" svg:stroke-color="#111111" draw:marker-start-width="0.279cm" draw:marker-end-width="0.279cm" draw:fill-color="#b2b2b2" draw:textarea-horizontal-align="justify" draw:textarea-vertical-align="middle" draw:auto-grow-height="false" fo:min-height="0.89cm" fo:min-width="4.016cm" fo:padding-top="0.151cm" fo:padding-bottom="0.151cm" fo:padding-left="0.276cm" fo:padding-right="0.276cm"/>
    </style:style>
    <style:style style:name="gr25" style:family="graphic" style:parent-style-name="standard">
      <style:graphic-properties draw:stroke="dash" draw:stroke-dash="_32__20_Dots_20_1_20_Dash" svg:stroke-width="0.081cm" svg:stroke-color="#1c1c1c" draw:marker-start-width="0.322cm" draw:marker-end-width="0.322cm" draw:fill-color="#ffffff" draw:opacity="0%" draw:opacity-name="" draw:textarea-horizontal-align="justify" draw:textarea-vertical-align="middle" draw:auto-grow-height="false" fo:min-height="11.838cm" fo:min-width="24.794cm" fo:padding-top="0.166cm" fo:padding-bottom="0.166cm" fo:padding-left="0.291cm" fo:padding-right="0.291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b2b2b2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center"/>
      <style:text-properties fo:font-size="14pt" style:font-size-asian="14pt" style:font-size-complex="14pt"/>
    </style:style>
    <style:style style:name="P10" style:family="paragraph">
      <loext:graphic-properties draw:fill-color="#b2b2b2"/>
      <style:paragraph-properties fo:text-align="center"/>
      <style:text-properties fo:font-size="14pt" style:font-size-asian="14pt" style:font-size-complex="14pt"/>
    </style:style>
    <style:style style:name="P11" style:family="paragraph">
      <loext:graphic-properties draw:fill-color="#ffffff"/>
    </style:style>
    <style:style style:name="P12" style:family="paragraph">
      <loext:graphic-properties draw:fill-color="#ffffff" draw:opacity="0%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8.636cm" svg:height="5.588cm" svg:x="10.414cm" svg:y="0.508cm">
          <text:p text:style-name="P1"/>
          <text:p text:style-name="P1"/>
          <text:p text:style-name="P1"/>
          <text:p text:style-name="P1">WPS GUI</text:p>
          <text:p text:style-name="P1">(processes, inputs, outputs...)</text:p>
          <text:p text:style-name="P1"/>
          <text:p text:style-name="P1">Web Component over Reac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1.524cm" svg:x="12.192cm" svg:y="0.762cm">
          <text:p text:style-name="P1">wps-js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096cm" svg:height="4.064cm" svg:x="21.082cm" svg:y="10.16cm">
          <text:p text:style-name="P1">Map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6.096cm" svg:height="4.064cm" svg:x="11.684cm" svg:y="11.43cm">
          <text:p text:style-name="P1">Layers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6.096cm" svg:height="4.064cm" svg:x="1.524cm" svg:y="10.16cm">
          <text:p text:style-name="P1">Query history </text:p>
          <text:p text:style-name="P1">Storage</text:p>
          <text:p text:style-name="P1">(string)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0.414cm" svg:y1="6.096cm" svg:x2="5.08cm" svg:y2="10.16cm">
          <text:p/>
        </draw:line>
        <draw:frame draw:style-name="gr6" draw:text-style-name="P5" draw:layer="layout" svg:width="3.272cm" svg:height="0.848cm" draw:transform="rotate (0.677885881474598) translate (6.791cm 7.824cm)">
          <draw:text-box>
            <text:p><text:span text:style-name="T1">Get, Set</text:span></text:p>
          </draw:text-box>
        </draw:frame>
        <draw:line draw:style-name="gr7" draw:text-style-name="P7" draw:layer="layout" svg:x1="14.732cm" svg:y1="6.096cm" svg:x2="14.732cm" svg:y2="11.43cm">
          <text:p text:style-name="P6"><text:span text:style-name="T1">Get layers list,</text:span></text:p>
          <text:p text:style-name="P6"><text:span text:style-name="T1"><text:s/></text:span><text:span text:style-name="T1">Add layer,</text:span></text:p>
          <text:p text:style-name="P6"><text:span text:style-name="T1">Get layer data</text:span></text:p>
          <text:p text:style-name="P1"><text:span text:style-name="T1"/></text:p>
        </draw:line>
        <draw:line draw:style-name="gr7" draw:text-style-name="P7" draw:layer="layout" svg:x1="19.05cm" svg:y1="6.096cm" svg:x2="22.352cm" svg:y2="10.16cm">
          <text:p text:style-name="P1"><text:span text:style-name="T1">Focus On Layer</text:span></text:p>
          <text:p text:style-name="P1"><text:span text:style-name="T1"/></text:p>
        </draw:line>
        <draw:frame draw:style-name="gr8" draw:text-style-name="P8" draw:layer="layout" svg:width="6.35cm" svg:height="0.848cm" svg:x="1.27cm" svg:y="0.762cm">
          <draw:text-box>
            <text:p>Generic Architecture</text:p>
          </draw:text-box>
        </draw:frame>
        <draw:custom-shape draw:style-name="gr9" draw:text-style-name="P10" draw:layer="layout" svg:width="3.974cm" svg:height="1.192cm" svg:x="22.95cm" svg:y="0.916cm">
          <text:p text:style-name="P9"><text:span text:style-name="T1">WPS 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4" draw:layer="layout" svg:x1="17.234cm" svg:y1="1.524cm" svg:x2="22.95cm" svg:y2="1.524cm">
          <text:p/>
        </draw:lin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1" draw:text-style-name="P2" draw:layer="layout" svg:width="8.636cm" svg:height="5.588cm" svg:x="10.414cm" svg:y="0.508cm">
          <text:p text:style-name="P1"/>
          <text:p text:style-name="P1"/>
          <text:p text:style-name="P1"/>
          <text:p text:style-name="P1">WPS GUI</text:p>
          <text:p text:style-name="P1">(processes, inputs, outputs...)</text:p>
          <text:p text:style-name="P1"/>
          <text:p text:style-name="P1">Web Component over React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5.08cm" svg:height="1.524cm" svg:x="12.192cm" svg:y="0.762cm">
          <text:p text:style-name="P1">wps-js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6.096cm" svg:height="4.064cm" svg:x="21.082cm" svg:y="10.16cm">
          <text:p text:style-name="P1">Map</text:p>
          <text:p text:style-name="P1"/>
          <text:p text:style-name="P1"><text:span text:style-name="T2">Native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6.096cm" svg:height="4.064cm" svg:x="11.684cm" svg:y="11.43cm">
          <text:p text:style-name="P1">Layers</text:p>
          <text:p text:style-name="P1"/>
          <text:p text:style-name="P1"><text:span text:style-name="T2">Native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6.096cm" svg:height="4.064cm" svg:x="1.524cm" svg:y="10.16cm">
          <text:p text:style-name="P1">Query history </text:p>
          <text:p text:style-name="P1">Storage</text:p>
          <text:p text:style-name="P1"/>
          <text:p text:style-name="P1"><text:span text:style-name="T2">AppData </text:span><text:span text:style-name="T2">File</text:span>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10.414cm" svg:y1="6.096cm" svg:x2="5.08cm" svg:y2="10.16cm">
          <text:p/>
        </draw:line>
        <draw:frame draw:style-name="gr15" draw:text-style-name="P5" draw:layer="layout" svg:width="3.272cm" svg:height="0.848cm" draw:transform="rotate (0.677885881474598) translate (6.791cm 7.824cm)">
          <draw:text-box>
            <text:p><text:span text:style-name="T1">Get, Set</text:span></text:p>
          </draw:text-box>
        </draw:frame>
        <draw:line draw:style-name="gr16" draw:text-style-name="P7" draw:layer="layout" svg:x1="14.732cm" svg:y1="6.096cm" svg:x2="14.732cm" svg:y2="11.43cm">
          <text:p text:style-name="P6"><text:span text:style-name="T1">Get layers list,</text:span></text:p>
          <text:p text:style-name="P6"><text:span text:style-name="T1"><text:s/></text:span><text:span text:style-name="T1">Add layer,</text:span></text:p>
          <text:p text:style-name="P6"><text:span text:style-name="T1">Get layer data</text:span></text:p>
          <text:p text:style-name="P1"><text:span text:style-name="T1"/></text:p>
        </draw:line>
        <draw:line draw:style-name="gr16" draw:text-style-name="P7" draw:layer="layout" svg:x1="19.05cm" svg:y1="6.096cm" svg:x2="22.352cm" svg:y2="10.16cm">
          <text:p text:style-name="P1"><text:span text:style-name="T1">Focus On Layer</text:span></text:p>
          <text:p text:style-name="P1"><text:span text:style-name="T1"/></text:p>
        </draw:line>
        <draw:frame draw:style-name="gr17" draw:text-style-name="P8" draw:layer="layout" svg:width="6.35cm" svg:height="1.445cm" svg:x="1.27cm" svg:y="0.762cm">
          <draw:text-box>
            <text:p>Desktop Architecture</text:p>
            <text:p>(ArcMap, QGIS, ...)</text:p>
          </draw:text-box>
        </draw:frame>
        <draw:custom-shape draw:style-name="gr18" draw:text-style-name="P10" draw:layer="layout" svg:width="3.974cm" svg:height="1.192cm" svg:x="22.95cm" svg:y="0.916cm">
          <text:p text:style-name="P9"><text:span text:style-name="T1">WPS 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4" draw:layer="layout" svg:x1="17.234cm" svg:y1="1.524cm" svg:x2="22.95cm" svg:y2="1.524cm">
          <text:p/>
        </draw:line>
        <presentation:notes draw:style-name="dp2">
          <draw:page-thumbnail draw:style-name="gr10" draw:layer="layout" svg:width="19.798cm" svg:height="11.136cm" svg:x="0.6cm" svg:y="2.257cm" draw:page-number="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9" draw:text-style-name="P10" draw:layer="layout" svg:width="9.144cm" svg:height="4.371cm" svg:x="9.398cm" svg:y="3.772cm">
          <text:p text:style-name="P1"/>
          <text:p text:style-name="P1"/>
          <text:p text:style-name="P1"/>
          <text:p text:style-name="P1">WPS GUI</text:p>
          <text:p text:style-name="P1">(processes, inputs, outputs...)</text:p>
          <text:p text:style-name="P1"/>
          <text:p text:style-name="P1">Web Component over Reac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3.974cm" svg:height="1.192cm" svg:x="11.9cm" svg:y="3.971cm">
          <text:p text:style-name="P9"><text:span text:style-name="T1">wps-j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" draw:layer="layout" svg:width="4.768cm" svg:height="3.179cm" svg:x="18.854cm" svg:y="11.322cm">
          <text:p text:style-name="P1">Map</text:p>
          <text:p text:style-name="P1"/>
          <text:p text:style-name="P1"><text:span text:style-name="T2">Leafl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" draw:layer="layout" svg:width="4.768cm" svg:height="3.179cm" svg:x="11.503cm" svg:y="12.315cm">
          <text:p text:style-name="P1">Layers</text:p>
          <text:p text:style-name="P1"><text:span text:style-name="T2"/></text:p>
          <text:p text:style-name="P1"><text:span text:style-name="T2">React</text:span><text:span text:style-name="T2"><text:line-break/></text:span><text:span text:style-name="T2">compon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" draw:layer="layout" svg:width="4.768cm" svg:height="3.179cm" svg:x="3.556cm" svg:y="11.322cm">
          <text:p text:style-name="P1">Query history </text:p>
          <text:p text:style-name="P1">Storage</text:p>
          <text:p text:style-name="P1"/>
          <text:p text:style-name="P1"><text:span text:style-name="T2">localStor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4" draw:layer="layout" svg:x1="10.509cm" svg:y1="8.143cm" svg:x2="6.337cm" svg:y2="11.322cm">
          <text:p/>
        </draw:line>
        <draw:frame draw:style-name="gr21" draw:text-style-name="P5" draw:layer="layout" svg:width="2.56cm" svg:height="0.717cm" draw:transform="rotate (0.677711348549398) translate (7.676cm 9.495cm)">
          <draw:text-box>
            <text:p><text:span text:style-name="T1">Get, Set</text:span></text:p>
          </draw:text-box>
        </draw:frame>
        <draw:line draw:style-name="gr7" draw:text-style-name="P7" draw:layer="layout" svg:x1="13.887cm" svg:y1="8.143cm" svg:x2="13.887cm" svg:y2="12.315cm">
          <text:p text:style-name="P1"><text:span text:style-name="T1">Get layers list,</text:span></text:p>
          <text:p text:style-name="P1"><text:span text:style-name="T1"><text:s/></text:span><text:span text:style-name="T1">Add layer,</text:span></text:p>
          <text:p text:style-name="P1"><text:span text:style-name="T1">Get layer data</text:span></text:p>
          <text:p text:style-name="P1"><text:span text:style-name="T1"/></text:p>
        </draw:line>
        <draw:line draw:style-name="gr7" draw:text-style-name="P7" draw:layer="layout" svg:x1="17.264cm" svg:y1="8.143cm" svg:x2="19.847cm" svg:y2="11.322cm">
          <text:p text:style-name="P1"><text:span text:style-name="T1">Focus On Layer</text:span></text:p>
          <text:p text:style-name="P1"><text:span text:style-name="T1"/></text:p>
        </draw:line>
        <draw:custom-shape draw:style-name="gr22" draw:text-style-name="P10" draw:layer="layout" svg:width="8.89cm" svg:height="3.048cm" svg:x="9.398cm" svg:y="0cm">
          <text:p text:style-name="P1">App server</text:p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0" draw:layer="layout" svg:width="4.318cm" svg:height="1.192cm" svg:x="13.97cm" svg:y="1.856cm">
          <text:p text:style-name="P9"><text:span text:style-name="T1">Static fi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0" draw:layer="layout" svg:width="4.568cm" svg:height="1.192cm" svg:x="9.402cm" svg:y="1.856cm">
          <text:p text:style-name="P9"><text:span text:style-name="T1">Layer stor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8" draw:layer="layout" svg:width="6.35cm" svg:height="0.848cm" svg:x="1.27cm" svg:y="0.762cm">
          <draw:text-box>
            <text:p>Web Architecture</text:p>
          </draw:text-box>
        </draw:frame>
        <draw:custom-shape draw:style-name="gr9" draw:text-style-name="P10" draw:layer="layout" svg:width="3.974cm" svg:height="1.192cm" svg:x="21.59cm" svg:y="3.964cm">
          <text:p text:style-name="P9"><text:span text:style-name="T1">WPS 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4" draw:layer="layout" svg:x1="15.874cm" svg:y1="4.572cm" svg:x2="21.59cm" svg:y2="4.572cm">
          <text:p/>
        </draw:line>
        <draw:custom-shape draw:style-name="gr25" draw:text-style-name="P12" draw:layer="layout" svg:width="25.4cm" svg:height="12.194cm" svg:x="1.27cm" svg:y="3.556cm">
          <text:p/>
          <draw:enhanced-geometry svg:viewBox="0 0 21600 21600" draw:type="rectangle" draw:enhanced-path="M 0 0 L 21600 0 21600 21600 0 21600 0 0 Z N"/>
        </draw:custom-shape>
        <draw:frame draw:style-name="gr26" draw:text-style-name="P8" draw:layer="layout" svg:width="3.81cm" svg:height="1.016cm" svg:x="1.332cm" svg:y="3.564cm">
          <draw:text-box>
            <text:p>Web Client</text:p>
          </draw:text-box>
        </draw:frame>
        <presentation:notes draw:style-name="dp2">
          <draw:page-thumbnail draw:style-name="gr10" draw:layer="layout" svg:width="19.798cm" svg:height="11.136cm" svg:x="0.6cm" svg:y="2.257cm" draw:page-number="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2T10:12:27.988863729</meta:creation-date>
    <dc:date>2018-09-13T09:50:34.388831995</dc:date>
    <meta:editing-duration>PT4M</meta:editing-duration>
    <meta:editing-cycles>2</meta:editing-cycles>
    <meta:generator>LibreOffice/6.0.3.2$Linux_X86_64 LibreOffice_project/00m0$Build-2</meta:generator>
    <meta:document-statistic meta:object-count="68"/>
  </office:meta>
</office:document-meta>
</file>